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umero_bins_iniziali</text:p>
          </table:table-cell>
          <table:table-cell office:value-type="string" calcext:value-type="string">
            <text:p>min_mosse</text:p>
          </table:table-cell>
          <table:table-cell office:value-type="string" calcext:value-type="string">
            <text:p>max_mosse</text:p>
          </table:table-cell>
          <table:table-cell office:value-type="string" calcext:value-type="string">
            <text:p>media_mosse</text:p>
          </table:table-cell>
          <table:table-cell office:value-type="string" calcext:value-type="string">
            <text:p>somma_moss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./../istanze/CL_01_100_01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]=[.E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2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]=[.E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3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]=[.E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4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5]=[.E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5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6]=[.E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6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7]=[.E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7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]=[.E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8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9]=[.E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09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0]=[.E1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100_10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1]=[.E1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1.TX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2]=[.E1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2.TX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]=[.E1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3.TXT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4]=[.E1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4.TXT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5]=[.E1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5.TXT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6]=[.E1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6.TX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]=[.E1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7.TXT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8]=[.E1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8.TXT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9]=[.E1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0.TXT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0]=[.E2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00_10.TXT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]=[.E2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1.TX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]=[.E2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2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3]=[.E2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3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4]=[.E2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4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5]=[.E2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5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]=[.E2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6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7]=[.E2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7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8]=[.E2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8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9]=[.E2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09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]=[.E3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25_10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1]=[.E3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1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2]=[.E3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2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3]=[.E3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3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4]=[.E3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4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]=[.E3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5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6]=[.E3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6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7]=[.E3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7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8]=[.E3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8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9]=[.E3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09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40]=[.E4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1_50_10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41]=[.E4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1.TXT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2]=[.E4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2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3]=[.E4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3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4]=[.E4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4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5]=[.E4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5.TX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6]=[.E4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6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7]=[.E4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7.TX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8]=[.E4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8.TXT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49]=[.E4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09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50]=[.E5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100_10.TXT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51]=[.E5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1.TXT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52]=[.E5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2.TXT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53]=[.E5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3.TXT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54]=[.E5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4.TXT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55]=[.E5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5.TXT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56]=[.E5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6.TXT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57]=[.E5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7.TXT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58]=[.E5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8.TXT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59]=[.E5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09.TXT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60]=[.E6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00_10.TXT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61]=[.E6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1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62]=[.E6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2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63]=[.E6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3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64]=[.E6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4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65]=[.E6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5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66]=[.E6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6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67]=[.E6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7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68]=[.E6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8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69]=[.E6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09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70]=[.E7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25_10.TX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71]=[.E7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1.TX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72]=[.E7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2.TX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73]=[.E7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3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74]=[.E7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4.TX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75]=[.E7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5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76]=[.E7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6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77]=[.E7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7.TX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78]=[.E7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8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79]=[.E7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09.TX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80]=[.E8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2_50_10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81]=[.E8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1.TX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2]=[.E8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2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3]=[.E8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3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4]=[.E8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4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5]=[.E8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5.TX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6]=[.E8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6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7]=[.E8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7.TX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8]=[.E8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8.TXT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89]=[.E8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09.TXT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90]=[.E9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100_10.TXT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91]=[.E9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1.TXT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92]=[.E9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2.TXT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93]=[.E9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3.TXT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94]=[.E9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4.TXT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95]=[.E9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5.TXT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96]=[.E9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6.TXT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97]=[.E9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7.TXT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98]=[.E9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8.TXT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99]=[.E9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09.TXT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00]=[.E10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00_10.TXT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01]=[.E10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1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02]=[.E10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2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03]=[.E10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3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04]=[.E10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4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05]=[.E10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5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06]=[.E10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6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07]=[.E10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7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08]=[.E10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8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09]=[.E10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09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10]=[.E11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25_10.TX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11]=[.E11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1.TX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12]=[.E11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2.TX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13]=[.E11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3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14]=[.E11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4.TX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15]=[.E11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5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16]=[.E11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6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17]=[.E11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7.TX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18]=[.E11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8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19]=[.E11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09.TX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20]=[.E12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3_50_10.TXT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21]=[.E12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1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22]=[.E12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2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23]=[.E12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3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24]=[.E12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4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25]=[.E12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5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26]=[.E12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6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27]=[.E12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7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28]=[.E12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8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29]=[.E12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09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30]=[.E13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100_10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31]=[.E13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1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2]=[.E13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2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3]=[.E13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3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4]=[.E13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4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5]=[.E13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5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6]=[.E13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6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7]=[.E13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7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8]=[.E13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8.TXT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39]=[.E13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09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40]=[.E14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00_10.TXT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41]=[.E14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1.TX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42]=[.E14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2.TX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43]=[.E14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3.TX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44]=[.E14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4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45]=[.E14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5.TX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46]=[.E14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6.TX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47]=[.E14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7.TX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48]=[.E14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8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49]=[.E14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09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50]=[.E15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25_1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51]=[.E15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1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52]=[.E15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2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53]=[.E15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3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54]=[.E15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4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55]=[.E15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5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56]=[.E15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6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57]=[.E15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7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58]=[.E15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8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59]=[.E15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09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60]=[.E16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4_50_10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61]=[.E16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1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62]=[.E16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2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63]=[.E16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3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64]=[.E16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4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65]=[.E16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5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66]=[.E16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6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67]=[.E16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7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68]=[.E16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8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69]=[.E16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09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70]=[.E17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100_10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171]=[.E17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1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2]=[.E17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2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3]=[.E17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3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4]=[.E17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4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5]=[.E17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5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6]=[.E17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6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7]=[.E17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7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8]=[.E17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8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79]=[.E17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09.TXT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80]=[.E18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00_10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181]=[.E18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1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82]=[.E18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2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83]=[.E18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3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84]=[.E18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4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85]=[.E18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5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86]=[.E18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6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87]=[.E18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7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88]=[.E18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8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89]=[.E18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09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90]=[.E19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25_10.TX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191]=[.E19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1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92]=[.E19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2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93]=[.E19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3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94]=[.E19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4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95]=[.E19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5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96]=[.E19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6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97]=[.E19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7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98]=[.E19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8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199]=[.E19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09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00]=[.E20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5_50_10.T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01]=[.E20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1.TX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02]=[.E20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2.TX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03]=[.E20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3.TX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04]=[.E20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4.TX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05]=[.E20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5.TX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06]=[.E20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6.TX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07]=[.E20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7.TX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08]=[.E20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8.TX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09]=[.E20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09.TXT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10]=[.E21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100_10.TXT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11]=[.E21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1.TXT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2]=[.E21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2.TX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3]=[.E21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3.TXT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4]=[.E21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4.TX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5]=[.E21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5.TXT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6]=[.E21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6.TXT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7]=[.E21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7.TXT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8]=[.E21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8.TXT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19]=[.E21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09.TXT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20]=[.E22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00_10.TXT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21]=[.E22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1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2]=[.E22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2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3]=[.E22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3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4]=[.E22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4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5]=[.E22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5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6]=[.E22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6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7]=[.E22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7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8]=[.E22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8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29]=[.E22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09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30]=[.E23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25_10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31]=[.E23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1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32]=[.E23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2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33]=[.E23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3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34]=[.E23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4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35]=[.E23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5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36]=[.E23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6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37]=[.E23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7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38]=[.E23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8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39]=[.E23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09.TX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40]=[.E24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6_50_10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41]=[.E24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1.TX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42]=[.E24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2.TX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43]=[.E24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3.TXT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44]=[.E24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4.TX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45]=[.E24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5.TX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46]=[.E24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6.TX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47]=[.E24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7.TXT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48]=[.E24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8.TX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49]=[.E24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09.TXT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50]=[.E25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100_10.TXT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51]=[.E25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1.TXT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52]=[.E25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2.TXT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53]=[.E25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3.TXT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54]=[.E25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4.TXT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55]=[.E25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5.TXT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56]=[.E25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6.TXT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57]=[.E25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7.TXT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58]=[.E25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8.TXT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59]=[.E25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09.TXT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60]=[.E26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00_10.TXT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61]=[.E26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1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2]=[.E26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2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3]=[.E26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3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4]=[.E26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4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5]=[.E26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5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6]=[.E26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6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7]=[.E26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7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8]=[.E26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8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69]=[.E26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09.TXT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70]=[.E27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25_10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271]=[.E27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1.TX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72]=[.E27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2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73]=[.E27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3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74]=[.E27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4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75]=[.E27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5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76]=[.E27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6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77]=[.E27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7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78]=[.E27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8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79]=[.E27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09.TXT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80]=[.E28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7_50_10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281]=[.E28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1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82]=[.E28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2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83]=[.E28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3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84]=[.E28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4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85]=[.E28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5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86]=[.E28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6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87]=[.E28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7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88]=[.E28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8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89]=[.E28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09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90]=[.E29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100_10.TX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291]=[.E29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1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92]=[.E29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2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93]=[.E29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3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94]=[.E29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4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95]=[.E29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5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96]=[.E29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6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97]=[.E29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7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98]=[.E29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8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299]=[.E29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09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00]=[.E30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00_10.TX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01]=[.E30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1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2]=[.E30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2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3]=[.E30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3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4]=[.E30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4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5]=[.E30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5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6]=[.E30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6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7]=[.E30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7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8]=[.E30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8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09]=[.E30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09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10]=[.E31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25_10.TXT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11]=[.E31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1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12]=[.E31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2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13]=[.E31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3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14]=[.E31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4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15]=[.E31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5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16]=[.E31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6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17]=[.E31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7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18]=[.E31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8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19]=[.E31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09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20]=[.E32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8_50_10.TXT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21]=[.E32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1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22]=[.E32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2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23]=[.E32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3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24]=[.E32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4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25]=[.E32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5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26]=[.E32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6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27]=[.E32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7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28]=[.E32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8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29]=[.E32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09.TXT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30]=[.E33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100_10.TXT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G331]=[.E33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1.TX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32]=[.E33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2.TXT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33]=[.E33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3.TX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34]=[.E33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4.TX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35]=[.E33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5.TX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36]=[.E33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6.TXT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37]=[.E33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7.TX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38]=[.E33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8.TX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39]=[.E33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09.TXT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40]=[.E34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00_10.TXT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G341]=[.E34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1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42]=[.E34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2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43]=[.E34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3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44]=[.E34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4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45]=[.E34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5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46]=[.E34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6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47]=[.E34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7.TX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48]=[.E34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8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49]=[.E34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09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50]=[.E35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25_10.TX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IF([.G351]=[.E35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1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2]=[.E35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2.TXT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3]=[.E35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3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4]=[.E35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4.TX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5]=[.E35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5.TXT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6]=[.E35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6.TXT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7]=[.E35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7.TX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8]=[.E35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8.TX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59]=[.E35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09.TXT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60]=[.E36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09_50_10.TXT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G361]=[.E36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1.TXT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62]=[.E36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2.TXT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63]=[.E36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3.TXT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64]=[.E36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4.TXT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65]=[.E36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5.TXT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66]=[.E36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6.TXT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67]=[.E36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7.TXT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68]=[.E36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8.TXT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69]=[.E36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09.TXT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70]=[.E37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01_10.TXT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IF([.G371]=[.E37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1.TX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72]=[.E37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2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73]=[.E37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3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74]=[.E37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4.TX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75]=[.E37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5.TX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76]=[.E37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6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77]=[.E37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7.TX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78]=[.E37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8.TX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79]=[.E37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09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80]=[.E38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24_10.TX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G381]=[.E38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1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82]=[.E38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2.TX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83]=[.E38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3.TX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84]=[.E38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4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85]=[.E38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5.TX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86]=[.E38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6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87]=[.E38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7.TX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88]=[.E38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8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89]=[.E38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09.TX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90]=[.E39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51_10.TX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G391]=[.E391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1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392]=[.E392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2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393]=[.E393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3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394]=[.E394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4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395]=[.E395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5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396]=[.E396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6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397]=[.E397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7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398]=[.E398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8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399]=[.E399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09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400]=[.E400];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../istanze/CL_10_99_10.TXT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  <table:table-cell table:formula="of:=IF([.G401]=[.E401];0;1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SUM([.J2:.J40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7:48:00.783684722</dc:date>
    <meta:document-statistic meta:table-count="1" meta:cell-count="3608" meta:object-count="0"/>
    <meta:generator>LibreOffice/4.2.6.3$Linux_X86_64 LibreOffice_project/420m0$Build-3</meta:generator>
  </office:meta>
</office:document-meta>
</file>